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DOUBLE CD PLAYER</text:span></text:p>
      <text:p text:style-name="Text_20_body">The Omnitronic CDP-600 twin-CD-Player comes up with excellent equipment and a comfortable operation due to the well-structured frontpanel-design.</text:p>
      <text:p text:style-name="Standard"/>
      <text:p text:style-name="Standard"/>
      <text:p text:style-name="Standard"/>
      <text:p text:style-name="Text_20_body">The Omnitronic CDP-600 twin-CD-Player comes up with excellent equipment and a comfortable operation due to the well-structured frontpanel-design.</text:p>
      <text:p text:style-name="Text_20_body"><text:span text:style-name="Strong_20_Emphasis">Features</text:span></text:p>
      <text:list xml:id="list1644331207020036137" text:style-name="L1">
        <text:list-item>
          <text:p text:style-name="P3">Realtime-scratch-function without delay and time limit </text:p>
        </text:list-item>
        <text:list-item>
          <text:p text:style-name="P3">Scratch-wheel for scratching and adjusting the Pitch Bend or effect parameter </text:p>
        </text:list-item>
        <text:list-item>
          <text:p text:style-name="P3">5 built-in sound-effects - Brake-Effect (immediate stop/brake of the track), Scratch, Flanger, Filter and unlimited reverse play </text:p>
        </text:list-item>
        <text:list-item>
          <text:p text:style-name="P3">Seamless Loop-function via A-button, B/Exit-button and Reloop-button </text:p>
        </text:list-item>
        <text:list-item>
          <text:p text:style-name="P3">Realtime Cue-button for memorizing the Cue-point during playback </text:p>
        </text:list-item>
        <text:list-item>
          <text:p text:style-name="P3">Speed-control range adjustable to ± 4 %, ± 8 % or ± 16 % </text:p>
        </text:list-item>
        <text:list-item>
          <text:p text:style-name="P3">With Main Tempo-function </text:p>
        </text:list-item>
        <text:list-item>
          <text:p text:style-name="P3">Pitch-adjustment via Pitchfader is displayed (in % or BPM) </text:p>
        </text:list-item>
        <text:list-item>
          <text:p text:style-name="P3">Auto Beatcounter </text:p>
        </text:list-item>
        <text:list-item>
          <text:p text:style-name="P3">With manual beatcounter for showing the bass beats in BPM </text:p>
        </text:list-item>
        <text:list-item>
          <text:p text:style-name="P3">Relay-button for switching playback automatically to the other player after every track </text:p>
        </text:list-item>
        <text:list-item>
          <text:p text:style-name="P3">Comfortable track-selection via Track-buttons and +10-button </text:p>
        </text:list-item>
        <text:list-item>
          <text:p text:style-name="P3">Sequence search via Search-buttons </text:p>
        </text:list-item>
        <text:list-item>
          <text:p text:style-name="P3">Framewise search (1/75 sec) </text:p>
        </text:list-item>
        <text:list-item>
          <text:p text:style-name="P3">Open/Close-buttons locked in play-mode </text:p>
        </text:list-item>
        <text:list-item>
          <text:p text:style-name="P3">Display switchable from track remain time to total remain time to track playback time </text:p>
        </text:list-item>
        <text:list-item>
          <text:p text:style-name="P3">The 2 x 10 second Anti-Shock buffer keeps the CD from jumping </text:p>
        </text:list-item>
        <text:list-item>
          <text:p text:style-name="P3">Digital output via RCA </text:p>
        </text:list-item>
        <text:list-item>
          <text:p text:style-name="P3">Exquisit design with anodized aluminium-frontpanel </text:p>
        </text:list-item>
        <text:list-item>
          <text:p text:style-name="P3">Comfortable operation due to well-structured frontpanel-design </text:p>
        </text:list-item>
        <text:list-item>
          <text:p text:style-name="P3">With illuminated CD-tray </text:p>
        </text:list-item>
        <text:list-item>
          <text:p text:style-name="P3">LED-display of all important functions </text:p>
        </text:list-item>
        <text:list-item>
          <text:p text:style-name="P3">For standard CDs 8 cm and 12 cm </text:p>
        </text:list-item>
        <text:list-item>
          <text:p text:style-name="P1">19"-dimensions </text:p>
        </text:list-item>
      </text:list>
      <text:p text:style-name="Text_20_body"><text:span text:style-name="Strong_20_Emphasis">Specifications</text:span></text:p>
      <text:list xml:id="list1905339787434416718" text:style-name="L2">
        <text:list-item>
          <text:p text:style-name="P4">Type: Dual Compact Disc Player </text:p>
        </text:list-item>
        <text:list-item>
          <text:p text:style-name="P4">Pitch Adjustment: ± 8 %, ± 12 %, ± 16 % </text:p>
        </text:list-item>
        <text:list-item>
          <text:p text:style-name="P4">Frequency range: 20 - 20,000 Hz; ± 1 dB </text:p>
        </text:list-item>
        <text:list-item>
          <text:p text:style-name="P4">Dimensions: 482 x 88.8 x 262 mm (CD-player), 482 x 132 x 74 mm (control unit) </text:p>
        </text:list-item>
        <text:list-item>
          <text:p text:style-name="P2">Weight: 5 kg (CD-player), 1.9 kg (control unit)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3S</meta:editing-duration>
    <meta:editing-cycles>3</meta:editing-cycles>
    <meta:generator>OpenOffice/4.1.1$Win32 OpenOffice.org_project/411m6$Build-9775</meta:generator>
    <dc:date>2018-02-10T13:04:38.59</dc:date>
    <meta:document-statistic meta:table-count="0" meta:image-count="0" meta:object-count="0" meta:page-count="1" meta:paragraph-count="34" meta:word-count="294" meta:character-count="1853"/>
    <dc:creator>Marti </dc:creator>
    <meta:user-defined meta:name="Info 1"/>
    <meta:user-defined meta:name="Info 2"/>
    <meta:user-defined meta:name="Info 3"/>
    <meta:user-defined meta:name="Info 4"/>
  </office:meta>
</office:document-meta>
</file>